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MBX6" svg:font-family="CMBX6" style:font-family-generic="roman" style:font-pitch="variable"/>
    <style:font-face style:name="CMBX8" svg:font-family="CMBX8" style:font-family-generic="roman" style:font-pitch="variable"/>
    <style:font-face style:name="CMMI6" svg:font-family="CMMI6" style:font-family-generic="roman" style:font-pitch="variable"/>
    <style:font-face style:name="CMMI8" svg:font-family="CMMI8" style:font-family-generic="roman" style:font-pitch="variable"/>
    <style:font-face style:name="CMMIB6" svg:font-family="CMMIB6" style:font-family-generic="roman" style:font-pitch="variable"/>
    <style:font-face style:name="CMR8" svg:font-family="CMR8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Default">
      <style:paragraph-properties fo:margin-left="0in" fo:margin-right="0in" style:line-height-at-least="0.139in" fo:text-indent="0in" style:auto-text-indent="false"/>
    </style:style>
    <style:style style:name="P3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1b4a86"/>
    </style:style>
    <style:style style:name="P4" style:family="paragraph" style:parent-style-name="Default">
      <style:paragraph-properties fo:margin-left="0in" fo:margin-right="0in" style:line-height-at-least="0.139in" fo:text-indent="0in" style:auto-text-indent="false"/>
      <style:text-properties fo:font-size="10pt" officeooo:paragraph-rsid="001b4a86" style:font-size-asian="10pt" style:font-size-complex="10pt"/>
    </style:style>
    <style:style style:name="P5" style:family="paragraph" style:parent-style-name="Default">
      <style:paragraph-properties fo:margin-left="0in" fo:margin-right="0in" style:line-height-at-least="0.139in" fo:text-align="justify" style:justify-single-word="false" fo:text-indent="0in" style:auto-text-indent="false"/>
      <style:text-properties fo:font-size="10pt" officeooo:paragraph-rsid="00237009" style:font-size-asian="10pt" style:font-size-complex="10pt"/>
    </style:style>
    <style:style style:name="P6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/>
      <style:text-properties style:font-name="Arial" fo:font-size="18pt" fo:font-weight="bold" officeooo:rsid="002543cd" officeooo:paragraph-rsid="002543cd" style:font-size-asian="18pt" style:font-weight-asian="bold" style:font-size-complex="18pt" style:font-weight-complex="bold"/>
    </style:style>
    <style:style style:name="P7" style:family="paragraph" style:parent-style-name="Default">
      <style:paragraph-properties fo:margin-left="0in" fo:margin-right="0in" style:line-height-at-least="0.139in" fo:text-align="justify" style:justify-single-word="false" fo:text-indent="0in" style:auto-text-indent="false"/>
      <style:text-properties style:font-name="Arial" fo:font-size="9pt" officeooo:paragraph-rsid="00237009" style:font-size-asian="9pt" style:font-size-complex="9pt"/>
    </style:style>
    <style:style style:name="P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/>
      <style:text-properties style:font-name="Arial" officeooo:rsid="0026705a" officeooo:paragraph-rsid="0026705a"/>
    </style:style>
    <style:style style:name="P9" style:family="paragraph">
      <style:paragraph-properties fo:margin-left="0in" fo:margin-right="0in" fo:margin-top="0in" fo:margin-bottom="0in" fo:line-height="100%" fo:text-indent="0in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loext:graphic-properties draw:fill="solid" draw:fill-color="#00b27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8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ed1c2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59c5c7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fill-gradient-name="Gradient_20_2" draw:fill-hatch-name="Hatching_20_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 draw:fill-gradient-name="Gradient_20_2" draw:fill-hatch-name="Hatching_20_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 draw:fill-gradient-name="Gradient_20_2" draw:fill-hatch-name="Hatching_20_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ce181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 draw:fill-gradient-name="Gradient_20_2" draw:fill-hatch-name="Hatching_20_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 draw:fill-gradient-name="Gradient_20_2" draw:fill-hatch-name="Hatching_20_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 draw:fill-gradient-name="Gradient_20_2" draw:fill-hatch-name="Hatching_20_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 draw:fill-gradient-name="Gradient_20_2" draw:fill-hatch-name="Hatching_20_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729fcf" draw:fill-gradient-name="Gradient_20_2" draw:fill-hatch-name="Hatching_20_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 draw:fill-gradient-name="Gradient_20_2" draw:fill-hatch-name="Hatching_20_1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 draw:fill-gradient-name="Gradient_20_2" draw:fill-hatch-name="Hatching_20_1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 draw:fill-gradient-name="Gradient_20_2" draw:fill-hatch-name="Hatching_20_1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 draw:fill-gradient-name="Gradient_20_2" draw:fill-hatch-name="Hatching_20_1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 draw:fill-gradient-name="Gradient_20_2" draw:fill-hatch-name="Hatching_20_1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 draw:fill-gradient-name="Gradient_20_2" draw:fill-hatch-name="Hatching_20_1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 draw:fill-gradient-name="Gradient_20_2" draw:fill-hatch-name="Hatching_20_1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 draw:fill-gradient-name="Gradient_20_2" draw:fill-hatch-name="Hatching_20_1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 draw:fill-gradient-name="Gradient_20_2" draw:fill-hatch-name="Hatching_20_1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 draw:fill-gradient-name="Gradient_20_2" draw:fill-hatch-name="Hatching_20_1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 draw:fill-gradient-name="Gradient_20_2" draw:fill-hatch-name="Hatching_20_2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 draw:fill-gradient-name="Gradient_20_2" draw:fill-hatch-name="Hatching_20_2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 draw:fill-gradient-name="Gradient_20_2" draw:fill-hatch-name="Hatching_20_2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 draw:fill-gradient-name="Gradient_20_2" draw:fill-hatch-name="Hatching_20_2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fill-gradient-name="Gradient_20_2" draw:fill-hatch-name="Hatching_20_2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 draw:fill-gradient-name="Gradient_20_2" draw:fill-hatch-name="Hatching_20_2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 draw:fill-gradient-name="Gradient_20_2" draw:fill-hatch-name="Hatching_20_2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 draw:fill-gradient-name="Gradient_20_2" draw:fill-hatch-name="Hatching_20_2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 draw:fill-gradient-name="Gradient_20_2" draw:fill-hatch-name="Hatching_20_2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 draw:fill-gradient-name="Gradient_20_2" draw:fill-hatch-name="Hatching_20_2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 draw:fill-gradient-name="Gradient_20_2" draw:fill-hatch-name="Hatching_20_3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 draw:fill-gradient-name="Gradient_20_2" draw:fill-hatch-name="Hatching_20_31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 draw:fill-gradient-name="Gradient_20_2" draw:fill-hatch-name="Hatching_20_32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 draw:fill-gradient-name="Gradient_20_2" draw:fill-hatch-name="Hatching_20_33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 draw:fill-gradient-name="Gradient_20_2" draw:fill-hatch-name="Hatching_20_34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729fcf" draw:fill-gradient-name="Gradient_20_2" draw:fill-hatch-name="Hatching_20_35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729fcf" draw:fill-gradient-name="Gradient_20_2" draw:fill-hatch-name="Hatching_20_36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729fcf" draw:fill-gradient-name="Gradient_20_2" draw:fill-hatch-name="Hatching_20_37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 draw:fill-gradient-name="Gradient_20_2" draw:fill-hatch-name="Hatching_20_38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 draw:fill-gradient-name="Gradient_20_2" draw:fill-hatch-name="Hatching_20_39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 draw:fill-gradient-name="Gradient_20_2" draw:fill-hatch-name="Hatching_20_40" draw:fill-image-name="Bitmap_20_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66b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e5ca" draw:opacity="3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685" draw:opacity="15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MR8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MR8" fo:font-size="8pt" fo:font-style="normal" fo:text-shadow="none" style:text-underline-style="none" fo:font-weight="normal" officeooo:rsid="00237009" style:letter-kerning="true" style:font-size-asian="8pt" style:font-style-asian="normal" style:font-weight-asian="normal" style:font-weight-complex="bold" style:text-emphasize="none"/>
    </style:style>
    <style:style style:name="T3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bold" officeooo:rsid="00237009" style:letter-kerning="true" style:font-style-asian="normal" style:font-weight-asian="bold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237009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style:letter-kerning="true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1b4a86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1e355b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1f6a30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1fea82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2145c2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CMR8" fo:font-style="normal" fo:text-shadow="none" style:text-underline-style="none" fo:font-weight="normal" officeooo:rsid="00237009" style:letter-kerning="true" style:font-style-asian="normal" style:font-weight-asian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CMR8" fo:font-style="normal" fo:text-shadow="none" style:text-underline-style="none" style:letter-kerning="tru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ize="8pt" fo:font-style="normal" fo:text-shadow="none" style:text-underline-style="none" fo:font-weight="normal" officeooo:rsid="00237009" style:letter-kerning="true" style:font-size-asian="8pt" style:font-style-asian="normal" style:font-weight-asian="normal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237009" style:letter-kerning="true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37009" style:letter-kerning="true" style:font-style-asian="normal" style:font-weight-asian="normal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37009" style:letter-kerning="true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b4a86" style:letter-kerning="true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e355b" style:letter-kerning="true" style:font-style-asian="normal" style:font-weight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f6a30" style:letter-kerning="true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fea82" style:letter-kerning="true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145c2" style:letter-kerning="true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8e173" style:letter-kerning="true" style:font-style-asian="normal" style:font-weight-asian="normal" style:text-emphasize="none"/>
    </style:style>
    <style:style style:name="T26" style:family="text">
      <style:text-properties fo:color="#000000" style:font-name="Courier New" fo:font-size="12pt" style:font-size-asian="12pt"/>
    </style:style>
    <style:style style:name="T27" style:family="text">
      <style:text-properties fo:color="#000000" style:font-name="Courier New"/>
    </style:style>
    <style:style style:name="T28" style:family="text">
      <style:text-properties fo:color="#0000ff" style:font-name="Courier New" fo:font-size="12pt" style:font-size-asian="12pt"/>
    </style:style>
    <style:style style:name="T29" style:family="text">
      <style:text-properties fo:color="#0000ff" style:font-name="Courier New"/>
    </style:style>
    <style:style style:name="T30" style:family="text">
      <style:text-properties fo:color="#228b22" style:font-name="Courier New" fo:font-size="12pt" style:font-size-asian="12pt"/>
    </style:style>
    <style:style style:name="T31" style:family="text">
      <style:text-properties fo:color="#228b22" style:font-name="Courier New"/>
    </style:style>
    <style:style style:name="T32" style:family="text">
      <style:text-properties fo:color="#a020f0" style:font-name="Courier New" fo:font-size="12pt" style:font-size-asian="12pt"/>
    </style:style>
    <style:style style:name="T33" style:family="text">
      <style:text-properties fo:color="#a020f0" style:font-name="Courier New" fo:font-size="12pt" officeooo:rsid="002543cd" style:font-size-asian="12pt"/>
    </style:style>
    <style:style style:name="T34" style:family="text">
      <style:text-properties fo:color="#a020f0" style:font-name="Courier New"/>
    </style:style>
    <style:style style:name="T35" style:family="text">
      <style:text-properties fo:color="#a020f0" style:font-name="Courier New" officeooo:rsid="002543c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866in" fo:min-width="0.5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00b274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59c5c7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00b274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ed1c24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ffffff" draw:marker-start="" draw:marker-start-width="0.0783in" draw:marker-start-center="false" draw:marker-end="" draw:marker-end-width="0.0783in" draw:marker-end-center="false" draw:fill="solid" draw:fill-color="#59c5c7" draw:textarea-horizontal-align="justify" draw:textarea-vertical-align="middle" draw:auto-grow-height="false" fo:min-height="0.0839in" fo:min-width="1.3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dash" draw:stroke-dash="Fine_20_Dotted" svg:stroke-width="0.0209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2" draw:fill-image-name="Bitmap_20_1" draw:textarea-horizontal-align="justify" draw:textarea-vertical-align="middle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b6bd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326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111111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1945in" fo:min-width="1.5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draw:stroke-dash="Fine_20_Dashed" svg:stroke-width="0in" svg:stroke-color="#0066b3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draw:stroke-dash="Fine_20_Dashed" svg:stroke-width="0in" svg:stroke-color="#ed1c24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83in" fo:min-width="0.6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111111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665in" fo:min-width="1.8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draw:stroke-dash="Fine_20_Dashed" svg:stroke-width="0in" svg:stroke-color="#0066b3" draw:marker-start="" draw:marker-start-width="0.0783in" draw:marker-start-center="false" draw:marker-end="Arrow" draw:marker-end-width="0.1181in" draw:marker-end-center="false" draw:fill="none" draw:fill-color="#729fcf" draw:fill-gradient-name="Gradient_20_2" draw:fill-hatch-name="Hatching_20_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dash" draw:stroke-dash="Fine_20_Dotted" svg:stroke-width="0.0209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6" draw:fill-image-name="Bitmap_20_1" draw:textarea-horizontal-align="justify" draw:textarea-vertical-align="middle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31" style:family="graphic">
      <style:graphic-properties draw:stroke="dash" draw:stroke-dash="Fine_20_Dotted" svg:stroke-width="0.0209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7" draw:fill-image-name="Bitmap_20_1" draw:textarea-horizontal-align="justify" draw:textarea-vertical-align="middle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32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8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3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9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0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5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1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2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7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3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8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4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39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5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6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1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7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8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19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4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0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5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1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6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2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7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3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4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49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5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0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6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1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7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2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8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3" style:family="graphic">
      <style:graphic-properties draw:stroke="dash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29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30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draw:stroke-dash="Fine_20_Dashed" svg:stroke-width="0.0138in" svg:stroke-color="#000000" draw:marker-start="" draw:marker-start-width="0.0992in" draw:marker-start-center="false" draw:marker-end="Triangle_20_unfilled" draw:marker-end-width="0.139in" draw:marker-end-center="false" draw:fill="none" draw:fill-color="#729fcf" draw:fill-gradient-name="Gradient_20_2" draw:fill-hatch-name="Hatching_20_31" draw:fill-image-name="Bitmap_20_1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4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dash" draw:stroke-dash="Fine_20_Dotted" svg:stroke-width="0.0209in" svg:stroke-color="#000000" draw:marker-start="" draw:marker-start-width="0.1098in" draw:marker-start-center="false" draw:marker-end="" draw:marker-end-width="0.1098in" draw:marker-end-center="false" draw:fill="none" draw:fill-color="#729fcf" draw:fill-gradient-name="Gradient_20_2" draw:fill-hatch-name="Hatching_20_32" draw:fill-image-name="Bitmap_20_1" draw:textarea-horizontal-align="justify" draw:textarea-vertical-align="middle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3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4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5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6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7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8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39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draw:stroke-dash="Fine_20_Dashed" svg:stroke-width="0in" svg:stroke-color="#000000" draw:marker-start="" draw:marker-start-width="0.0783in" draw:marker-start-center="false" draw:marker-end="Triangle_20_unfilled" draw:marker-end-width="0.1181in" draw:marker-end-center="false" draw:fill="none" draw:fill-color="#729fcf" draw:fill-gradient-name="Gradient_20_2" draw:fill-hatch-name="Hatching_20_40" draw:fill-image-name="Bitmap_20_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75in" fo:min-width="0.4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256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e5ca" draw:opacity="30%" draw:textarea-horizontal-align="justify" draw:textarea-vertical-align="middle" draw:auto-grow-height="false" fo:min-height="2.7161in" fo:min-width="2.1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685" draw:opacity="15%" draw:textarea-horizontal-align="justify" draw:textarea-vertical-align="middle" draw:auto-grow-height="false" fo:min-height="0.9236in" fo:min-width="1.5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685" draw:opacity="15%" draw:textarea-horizontal-align="justify" draw:textarea-vertical-align="middle" draw:auto-grow-height="false" fo:min-height="0.9228in" fo:min-width="1.5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45in" fo:min-width="0.5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3"/></text:p>
      <text:p text:style-name="P6"><text:span text:style-name="T15">Convolutional Random Vector Functional Link Network+</text:span></text:p>
      <text:p text:style-name="P2"><text:span text:style-name="T1"/></text:p>
      <text:p text:style-name="P3"><draw:g text:anchor-type="paragraph" draw:z-index="0" draw:name="Shape1" draw:style-name="gr1"><draw:frame draw:style-name="gr2" draw:text-style-name="P10" svg:width="0.778in" svg:height="0.2858in" svg:x="1.1945in" svg:y="2.1in"><draw:text-box><text:p text:style-name="P9"><text:span text:style-name="T36">FC layer 1</text:span></text:p></draw:text-box></draw:frame><draw:custom-shape draw:style-name="gr3" draw:text-style-name="P12" svg:width="1.5303in" svg:height="0.2024in" svg:x="2.5846in" svg:y="5.3957in"><text:p text:style-name="P11"><text:span text:style-name="T37">convoluti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3" svg:width="1.5303in" svg:height="0.2024in" svg:x="2.578in" svg:y="5.1673in"><text:p text:style-name="P11"><text:span text:style-name="T37">B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4" svg:width="1.5303in" svg:height="0.2024in" svg:x="2.5717in" svg:y="4.9472in"><text:p text:style-name="P11"><text:span text:style-name="T37">ReLU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5" svg:width="1.5303in" svg:height="0.2024in" svg:x="2.5846in" svg:y="4.7091in"><text:p text:style-name="P11"><text:span text:style-name="T37"><text:s/></text:span><text:span text:style-name="T37">pooling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7"><draw:custom-shape draw:style-name="gr8" draw:text-style-name="P12" svg:width="1.5303in" svg:height="0.2024in" svg:x="2.5846in" svg:y="3.7736in"><text:p text:style-name="P11"><text:span text:style-name="T37">convoluti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13" svg:width="1.5303in" svg:height="0.2024in" svg:x="2.578in" svg:y="3.5453in"><text:p text:style-name="P11"><text:span text:style-name="T37">B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14" svg:width="1.5303in" svg:height="0.2024in" svg:x="2.5717in" svg:y="3.3252in"><text:p text:style-name="P11"><text:span text:style-name="T37">ReLU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15" svg:width="1.5303in" svg:height="0.2024in" svg:x="2.5846in" svg:y="3.0866in"><text:p text:style-name="P11"><text:span text:style-name="T37"><text:s/></text:span><text:span text:style-name="T37">pooling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draw:style-name="gr12" draw:text-style-name="P16" svg:x1="3.35in" svg:y1="4.5646in" svg:x2="3.35in" svg:y2="4.0795in"><text:p/></draw:line><draw:custom-shape draw:style-name="gr13" draw:text-style-name="P17" svg:width="0.128in" svg:height="0.485in" svg:x="3.2937in" svg:y="2.2898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4" draw:text-style-name="P18" xml:id="id2" draw:id="id2" svg:width="1.7894in" svg:height="0.324in" svg:x="2.3925in" svg:y="0in"><text:p text:style-name="P11"><text:span text:style-name="T38">Outpu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15" draw:text-style-name="P19" draw:type="curve" svg:x1="2.2898in" svg:y1="1.561in" svg:x2="2.3925in" svg:y2="0.1618in" draw:start-shape="id1" draw:start-glue-point="6" draw:end-shape="id2" svg:d="M5816 3965c-752 0-882-3554 261-3554" svg:viewBox="0 0 843 3556"><text:p/></draw:connector><draw:connector draw:style-name="gr16" draw:text-style-name="P20" draw:type="curve" draw:line-skew="0.3646in" svg:x1="4.4118in" svg:y1="6.748in" svg:x2="4.1811in" svg:y2="0.1618in" draw:start-shape="id3" draw:start-glue-point="1" draw:end-shape="id2" draw:end-glue-point="1" svg:d="M11206 17140c2140 0 2432-16729-586-16729" svg:viewBox="0 0 2230 16730"><text:p/></draw:connector><draw:frame draw:style-name="gr17" draw:text-style-name="P21" svg:width="0.815in" svg:height="0.2571in" svg:x="4.7197in" svg:y="0.7429in"><draw:text-box><text:p text:style-name="P9"><text:span text:style-name="T39">Direct links</text:span></text:p></draw:text-box></draw:frame><draw:custom-shape draw:style-name="gr18" draw:text-style-name="P18" xml:id="id3" draw:id="id3" svg:width="2.0831in" svg:height="0.4043in" svg:x="2.3291in" svg:y="6.5457in"><text:p text:style-name="P11"><text:span text:style-name="T38">Inpu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9" draw:text-style-name="P22" svg:x1="3.2941in" svg:y1="0.8496in" svg:x2="3.2886in" svg:y2="0.3232in"><text:p/></draw:line><draw:custom-shape draw:style-name="gr20" draw:text-style-name="P17" svg:width="0.213in" svg:height="0.2024in" svg:x="2.3228in" svg:y="2.21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7" svg:width="0.2122in" svg:height="0.2024in" svg:x="2.7055in" svg:y="2.201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7" svg:width="0.213in" svg:height="0.2024in" svg:x="1.9492in" svg:y="2.21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17" svg:width="0.213in" svg:height="0.2024in" svg:x="3.8346in" svg:y="2.2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17" svg:width="0.213in" svg:height="0.2024in" svg:x="4.2354in" svg:y="2.2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17" svg:width="0.2134in" svg:height="0.2024in" svg:x="4.6173in" svg:y="2.2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7" xml:id="id1" draw:id="id1" svg:width="0.213in" svg:height="0.2024in" svg:x="2.2898in" svg:y="1.45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7" svg:width="0.2122in" svg:height="0.2024in" svg:x="2.6724in" svg:y="1.451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7" svg:width="0.213in" svg:height="0.2031in" svg:x="3.8016in" svg:y="1.423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7" svg:width="0.2122in" svg:height="0.2024in" svg:x="4.1689in" svg:y="1.4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23" svg:x1="3.6492in" svg:y1="2.2764in" svg:x2="3.0118in" svg:y2="2.2764in"><text:p/></draw:line><draw:line draw:style-name="gr31" draw:text-style-name="P24" svg:x1="3.5402in" svg:y1="1.5492in" svg:x2="3.0728in" svg:y2="1.5492in"><text:p/></draw:line><draw:line draw:style-name="gr32" draw:text-style-name="P25" svg:x1="2.0433in" svg:y1="2.1957in" svg:x2="2.3409in" svg:y2="1.6299in"><text:p/></draw:line><draw:line draw:style-name="gr33" draw:text-style-name="P26" svg:x1="2.0409in" svg:y1="2.1988in" svg:x2="2.7236in" svg:y2="1.6299in"><text:p/></draw:line><draw:line draw:style-name="gr34" draw:text-style-name="P27" svg:x1="2.0409in" svg:y1="2.1984in" svg:x2="3.8287in" svg:y2="1.5894in"><text:p/></draw:line><draw:line draw:style-name="gr35" draw:text-style-name="P28" svg:x1="2.0409in" svg:y1="2.1984in" svg:x2="4.2535in" svg:y2="1.6299in"><text:p/></draw:line><draw:line draw:style-name="gr36" draw:text-style-name="P29" svg:x1="2.3835in" svg:y1="2.2358in" svg:x2="2.3382in" svg:y2="1.6327in"><text:p/></draw:line><draw:line draw:style-name="gr37" draw:text-style-name="P30" svg:x1="2.3701in" svg:y1="2.239in" svg:x2="2.7236in" svg:y2="1.6299in"><text:p/></draw:line><draw:line draw:style-name="gr38" draw:text-style-name="P31" svg:x1="2.3701in" svg:y1="2.2386in" svg:x2="3.8287in" svg:y2="1.5894in"><text:p/></draw:line><draw:line draw:style-name="gr39" draw:text-style-name="P32" svg:x1="2.3701in" svg:y1="2.239in" svg:x2="4.2535in" svg:y2="1.6299in"><text:p/></draw:line><draw:line draw:style-name="gr40" draw:text-style-name="P33" svg:x1="2.7657in" svg:y1="2.1957in" svg:x2="2.3409in" svg:y2="1.6299in"><text:p/></draw:line><draw:line draw:style-name="gr41" draw:text-style-name="P34" svg:x1="2.7693in" svg:y1="2.1984in" svg:x2="2.7236in" svg:y2="1.6299in"><text:p/></draw:line><draw:line draw:style-name="gr42" draw:text-style-name="P35" svg:x1="2.7551in" svg:y1="2.2016in" svg:x2="3.8283in" svg:y2="1.5894in"><text:p/></draw:line><draw:line draw:style-name="gr43" draw:text-style-name="P36" svg:x1="2.7551in" svg:y1="2.2016in" svg:x2="4.2531in" svg:y2="1.6299in"><text:p/></draw:line><draw:line draw:style-name="gr44" draw:text-style-name="P37" svg:x1="3.8709in" svg:y1="2.2362in" svg:x2="2.3409in" svg:y2="1.6705in"><text:p/></draw:line><draw:line draw:style-name="gr45" draw:text-style-name="P38" svg:x1="3.874in" svg:y1="2.2331in" svg:x2="2.7236in" svg:y2="1.6299in"><text:p/></draw:line><draw:line draw:style-name="gr46" draw:text-style-name="P39" svg:x1="3.8768in" svg:y1="2.2358in" svg:x2="3.8283in" svg:y2="1.5894in"><text:p/></draw:line><draw:line draw:style-name="gr47" draw:text-style-name="P40" svg:x1="3.8614in" svg:y1="2.239in" svg:x2="4.2531in" svg:y2="1.6299in"><text:p/></draw:line><draw:line draw:style-name="gr48" draw:text-style-name="P41" svg:x1="4.2535in" svg:y1="2.2362in" svg:x2="2.3409in" svg:y2="1.6705in"><text:p/></draw:line><draw:line draw:style-name="gr49" draw:text-style-name="P42" svg:x1="4.2571in" svg:y1="2.2287in" svg:x2="2.7236in" svg:y2="1.6299in"><text:p/></draw:line><draw:line draw:style-name="gr50" draw:text-style-name="P43" svg:x1="4.2598in" svg:y1="2.2268in" svg:x2="3.8283in" svg:y2="1.5894in"><text:p/></draw:line><draw:line draw:style-name="gr51" draw:text-style-name="P44" svg:x1="4.2634in" svg:y1="2.2299in" svg:x2="4.2535in" svg:y2="1.6299in"><text:p/></draw:line><draw:line draw:style-name="gr52" draw:text-style-name="P45" svg:x1="4.6358in" svg:y1="2.2362in" svg:x2="2.3409in" svg:y2="1.6705in"><text:p/></draw:line><draw:line draw:style-name="gr53" draw:text-style-name="P46" svg:x1="4.639in" svg:y1="2.226in" svg:x2="2.7236in" svg:y2="1.6299in"><text:p/></draw:line><draw:line draw:style-name="gr54" draw:text-style-name="P47" svg:x1="4.6417in" svg:y1="2.2197in" svg:x2="3.8283in" svg:y2="1.5894in"><text:p/></draw:line><draw:line draw:style-name="gr55" draw:text-style-name="P48" svg:x1="4.6453in" svg:y1="2.2228in" svg:x2="4.2535in" svg:y2="1.6299in"><text:p/></draw:line><draw:custom-shape draw:style-name="gr56" draw:text-style-name="P17" svg:width="0.213in" svg:height="0.2024in" svg:x="3.5154in" svg:y="0.88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7" draw:text-style-name="P17" svg:width="0.213in" svg:height="0.2024in" svg:x="2.887in" svg:y="0.88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58" draw:text-style-name="P49" svg:x1="3.3972in" svg:y1="1.0051in" svg:x2="3.0996in" svg:y2="1.0051in"><text:p/></draw:line><draw:line draw:style-name="gr59" draw:text-style-name="P50" svg:x1="2.4016in" svg:y1="1.4642in" svg:x2="2.9965in" svg:y2="1.0602in"><text:p/></draw:line><draw:line draw:style-name="gr60" draw:text-style-name="P51" svg:x1="2.4016in" svg:y1="1.4642in" svg:x2="3.5913in" svg:y2="1.0602in"><text:p/></draw:line><draw:line draw:style-name="gr61" draw:text-style-name="P52" svg:x1="2.7413in" svg:y1="1.4646in" svg:x2="2.9965in" svg:y2="1.0606in"><text:p/></draw:line><draw:line draw:style-name="gr62" draw:text-style-name="P53" svg:x1="2.7413in" svg:y1="1.4646in" svg:x2="3.5913in" svg:y2="1.0602in"><text:p/></draw:line><draw:line draw:style-name="gr63" draw:text-style-name="P54" svg:x1="3.8039in" svg:y1="1.4642in" svg:x2="2.9965in" svg:y2="1.0606in"><text:p/></draw:line><draw:line draw:style-name="gr64" draw:text-style-name="P55" svg:x1="3.8043in" svg:y1="1.4646in" svg:x2="3.5913in" svg:y2="1.0602in"><text:p/></draw:line><draw:line draw:style-name="gr65" draw:text-style-name="P56" svg:x1="4.1862in" svg:y1="1.4642in" svg:x2="3.5913in" svg:y2="1.0602in"><text:p/></draw:line><draw:line draw:style-name="gr66" draw:text-style-name="P57" svg:x1="4.1866in" svg:y1="1.4646in" svg:x2="2.9965in" svg:y2="1.0602in"><text:p/></draw:line><draw:frame draw:style-name="gr67" draw:text-style-name="P58" svg:width="0.6539in" svg:height="0.2567in" svg:x="1.4445in" svg:y="0.6937in"><draw:text-box><text:p text:style-name="P9"><text:span text:style-name="T40">FC links</text:span></text:p></draw:text-box></draw:frame><draw:custom-shape draw:style-name="gr68" draw:text-style-name="P17" svg:width="0.1276in" svg:height="0.4043in" svg:x="3.3071in" svg:y="6.0854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9" draw:text-style-name="P59" svg:width="2.635in" svg:height="3.0717in" svg:x="2.0654in" svg:y="2.851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0" draw:text-style-name="P60" svg:width="1.8705in" svg:height="1.1323in" svg:x="2.3717in" svg:y="4.606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1" draw:text-style-name="P60" svg:width="1.8705in" svg:height="1.1315in" svg:x="2.4047in" svg:y="2.972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72" draw:text-style-name="P10" svg:width="0.778in" svg:height="0.2433in" svg:x="1.2945in" svg:y="1.461in"><draw:text-box><text:p text:style-name="P9"><text:span text:style-name="T36">FC layer 2</text:span></text:p></draw:text-box></draw:frame></draw:g><text:span text:style-name="T1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7"><text:span text:style-name="T16">Figure 1 </text:span><text:span text:style-name="T17">Framework of proposed convolutional RVFL network. </text:span><text:span text:style-name="T18"><text:s/></text:span><text:span text:style-name="T19">It consists of several </text:span><text:span text:style-name="T20">convolutional</text:span><text:span text:style-name="T19"> layers stacked on top of each other whose parameters are randomly generated and kept </text:span><text:span text:style-name="T20">fi</text:span><text:span text:style-name="T19">xed during the training. </text:span><text:span text:style-name="T20">Following a fully-connected layer </text:span><text:span text:style-name="T21">linked with directly output layer</text:span><text:span text:style-name="T20"> with dropout probability of 0.5 whose parameters are randomly generated and kept fixed during the training. At the end, another fully-connected layer </text:span><text:span text:style-name="T21">with softmax transfer function </text:span><text:span text:style-name="T22">whose </text:span><text:span text:style-name="T23">parameters are analytically computed via </text:span><text:span text:style-name="T25">pseudoinerse learning</text:span><text:span text:style-name="T23">. O</text:span><text:span text:style-name="T24">utput layer is fed with original input data and output of designed fully-connected layers.</text:span></text:p>
      <text:p text:style-name="P4"><text:span text:style-name="T5"/></text:p>
      <text:p text:style-name="Standard"/>
      <text:p text:style-name="Standard"/>
      <text:p text:style-name="Standard"><text:soft-page-break/></text:p>
      <text:p text:style-name="P1"><text:span text:style-name="T29">function</text:span><text:span text:style-name="T27"> net= cdRVFLtrain(input, target, numberofconvlayer, fclayerstructure)</text:span></text:p>
      <text:p text:style-name="P1"><text:span text:style-name="T31">% cdRVFLtrain: ConvNET Random Vector Functional Link training function</text:span></text:p>
      <text:p text:style-name="P1"><text:span text:style-name="T31">% 0.5 probality rate of dropout</text:span></text:p>
      <text:p text:style-name="P1"><text:span text:style-name="T31">%Output Parameters</text:span></text:p>
      <text:p text:style-name="P1"><text:span text:style-name="T31">% <text:s text:c="8"/>net: structure that includes network parameters.</text:span></text:p>
      <text:p text:style-name="P1"><text:span text:style-name="T31">% <text:s text:c="8"/>fcweights, stride, convkernelflipped, poolkernel</text:span></text:p>
      <text:p text:style-name="P1"><text:span text:style-name="T31">% <text:s text:c="8"/>outputlayerweights, fclayerstructure, numberofconvlayer</text:span></text:p>
      <text:p text:style-name="P1"><text:span text:style-name="T31">%</text:span></text:p>
      <text:p text:style-name="P1"><text:span text:style-name="T31">%Input Parameters</text:span></text:p>
      <text:p text:style-name="P1"><text:span text:style-name="T31">% <text:s text:c="8"/>input: input data (each row represent different observations)</text:span></text:p>
      <text:p text:style-name="P1"><text:span text:style-name="T31">% <text:s text:c="8"/>target: desired outputs</text:span></text:p>
      <text:p text:style-name="P1"><text:span text:style-name="T31">% <text:s text:c="8"/>numberofconvlayer: conv layer neuron numbers</text:span></text:p>
      <text:p text:style-name="P1"><text:span text:style-name="T31">% <text:s text:c="8"/>fclayerstructure: neuron numbers of fully connected layers, for instance [5 8]</text:span></text:p>
      <text:p text:style-name="P1"><text:span text:style-name="T31">%</text:span></text:p>
      <text:p text:style-name="P1"><text:span text:style-name="T31">% Example Usage</text:span></text:p>
      <text:p text:style-name="P1"><text:span text:style-name="T31">% <text:s text:c="8"/>input=rand(3,25);</text:span></text:p>
      <text:p text:style-name="P1"><text:span text:style-name="T31">% <text:s text:c="8"/>target=rand(3,1);</text:span></text:p>
      <text:p text:style-name="P1"><text:span text:style-name="T31">% <text:s text:c="8"/>net=cdRVFLtrain(input, target, 5, [8,3])</text:span></text:p>
      <text:p text:style-name="P1"><text:span text:style-name="T31">%</text:span></text:p>
      <text:p text:style-name="P1"><text:span text:style-name="T31">% %%%%%%%%%%%%%%%%%%%%%%%%%%%%%%%%%%%%%%%%%%%%%%%%%%%%%%%%%%%%%%%%</text:span></text:p>
      <text:p text:style-name="P1"><text:span text:style-name="T31">% % <text:s text:c="26"/>TRAIN <text:s text:c="29"/>%</text:span></text:p>
      <text:p text:style-name="P1"><text:span text:style-name="T31">% % <text:s text:c="11"/>ConvNET Random Vector Functional Link <text:s text:c="12"/>%</text:span></text:p>
      <text:p text:style-name="P1"><text:span text:style-name="T31">% % <text:s text:c="61"/>%</text:span></text:p>
      <text:p text:style-name="P1"><text:span text:style-name="T31">% % <text:s text:c="19"/>Apdullah Yayik, 2019 <text:s text:c="21"/>%</text:span></text:p>
      <text:p text:style-name="P1"><text:span text:style-name="T31">% % <text:s text:c="19"/>apdullahyayik@gmail.com <text:s text:c="18"/>%</text:span></text:p>
      <text:p text:style-name="P1"><text:span text:style-name="T31">% % <text:s text:c="61"/>%</text:span></text:p>
      <text:p text:style-name="P1"><text:span text:style-name="T31">% %%%%%%%%%%%%%%%%%%%%%%%%%%%%%%%%%%%%%%%%%%%%%%%%%%%%%%%%%%%%%%%%</text:span></text:p>
      <text:p text:style-name="P1"><text:span text:style-name="T31"><text:s/></text:span></text:p>
      <text:p text:style-name="P1"><text:span text:style-name="T29">if</text:span><text:span text:style-name="T27"> isequal(size(target,1), size(input,1))==0</text:span></text:p>
      <text:p text:style-name="P1"><text:span text:style-name="T27"><text:s text:c="4"/>error(</text:span><text:span text:style-name="T34">'Error: input and target sizes dismatch'</text:span><text:span text:style-name="T27">)</text:span></text:p>
      <text:p text:style-name="P1"><text:span text:style-name="T29">else</text:span></text:p>
      <text:p text:style-name="P1"><text:span text:style-name="T27"><text:s text:c="4"/>net.numberofconvlayer=numberofconvlayer;</text:span></text:p>
      <text:p text:style-name="P1"><text:span text:style-name="T27"><text:s text:c="4"/>convlayerouts=input;</text:span></text:p>
      <text:p text:style-name="P1"><text:span text:style-name="T27"><text:s text:c="4"/>net.conv.kernel=rand(1,3); net.conv.kernelflipped=rot90(net.conv.kernel,2);</text:span></text:p>
      <text:p text:style-name="P1"><text:span text:style-name="T27"><text:s text:c="4"/>net.pool.kernel=ones(1,2)/2; net.pool.stride=1;</text:span></text:p>
      <text:p text:style-name="P1"><text:span text:style-name="T27"><text:s text:c="4"/>net.dropoutlayers=randperm(fclayerstructure(1),fclayerstructure(1)*0.5);</text:span></text:p>
      <text:p text:style-name="P1"><text:span text:style-name="T27"><text:s text:c="4"/></text:span></text:p>
      <text:p text:style-name="P1"><text:span text:style-name="T27"><text:s text:c="4"/></text:span><text:span text:style-name="T29">for</text:span><text:span text:style-name="T27"> p=1:net.numberofconvlayer-1</text:span></text:p>
      <text:p text:style-name="P1"><text:span text:style-name="T27"><text:s text:c="8"/>convlayerouts=conv2(convlayerouts, net.conv.kernelflipped, </text:span><text:span text:style-name="T34">'same'</text:span><text:span text:style-name="T27">);</text:span><text:span text:style-name="T31">% convolution</text:span></text:p>
      <text:p text:style-name="P1"><text:span text:style-name="T27"><text:s text:c="8"/>convlayerouts=trans(batchN(convlayerouts), </text:span><text:span text:style-name="T34">'ReLU'</text:span><text:span text:style-name="T27">); </text:span><text:span text:style-name="T31">% Batch Normalization &amp; ReLU</text:span></text:p>
      <text:p text:style-name="P1"><text:span text:style-name="T27"><text:s text:c="8"/>temp = conv2(convlayerouts, net.pool.kernel, </text:span><text:span text:style-name="T34">'valid'</text:span><text:span text:style-name="T27">); </text:span><text:span text:style-name="T31">% pooling</text:span></text:p>
      <text:p text:style-name="P1"><text:span text:style-name="T27"><text:s text:c="8"/>convlayerouts = temp(1:net.pool.stride:end, 1:net.pool.stride:end);</text:span></text:p>
      <text:p text:style-name="P1"><text:span text:style-name="T27"><text:s text:c="4"/></text:span><text:span text:style-name="T29">end</text:span></text:p>
      <text:p text:style-name="P1"><text:span text:style-name="T27"><text:s text:c="4"/></text:span></text:p>
      <text:p text:style-name="P1"><text:span text:style-name="T27"><text:s text:c="4"/>net.fcweights{1,1}=rand( size(convlayerouts, 2),fclayerstructure(1));</text:span></text:p>
      <text:p text:style-name="P1"><text:span text:style-name="T27"><text:s text:c="4"/>fclayerouts1=batchN(convlayerouts*net.fcweights{1,1}); </text:span><text:span text:style-name="T31">% FC, Batch Normalization &amp; softmax</text:span></text:p>
      <text:p text:style-name="P1"><text:span text:style-name="T27"><text:s text:c="4"/>fclayerouts1(:,net.dropoutlayers)=[];</text:span><text:span text:style-name="T31">% dropout layer</text:span></text:p>
      <text:p text:style-name="P1"><text:span text:style-name="T27"><text:s text:c="4"/>net.fcweights{1,2}=rand( size(fclayerouts1, 2),fclayerstructure(2));</text:span></text:p>
      <text:p text:style-name="P1"><text:span text:style-name="T27"><text:s text:c="4"/>fclayerouts2=trans(batchN(fclayerouts1*net.fcweights{1,2}), </text:span><text:span text:style-name="T34">'</text:span><text:span text:style-name="T35">softmax</text:span><text:span text:style-name="T34">'</text:span><text:span text:style-name="T27">); </text:span><text:span text:style-name="T31">% FC, Batch Normalization &amp; softmax</text:span></text:p>
      <text:p text:style-name="P1"><text:span text:style-name="T27"><text:s text:c="4"/>D=[input, fclayerouts1, fclayerouts2];</text:span></text:p>
      <text:p text:style-name="P1"><text:span text:style-name="T27"><text:s text:c="4"/>net.outputlayerweights=pinv(D)*target; </text:span><text:span text:style-name="T31">% Pseudoinverse learning, svd</text:span></text:p>
      <text:p text:style-name="P1"><text:span text:style-name="T29">end</text:span></text:p>
      <text:p text:style-name="P1"><text:span text:style-name="T29"><text:s/></text:span></text:p>
      <text:p text:style-name="P1"><text:span text:style-name="T29"><text:s/></text:span></text:p>
      <text:p text:style-name="P1"><text:span text:style-name="T29"><text:s/></text:span></text:p>
      <text:p text:style-name="P1"><text:span text:style-name="T29"><text:s/></text:span></text:p>
      <text:p text:style-name="P1"><text:span text:style-name="T29"><text:s/></text:span></text:p>
      <text:p text:style-name="P1"><text:span text:style-name="T29"><text:s/>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9">function</text:span><text:span text:style-name="T27"> y=cdRVFLtest(input,net)</text:span></text:p>
      <text:p text:style-name="P1"><text:span text:style-name="T31">% cdRVFLtest: ConvNET Random Vector Functional Link testing function</text:span></text:p>
      <text:p text:style-name="P1"><text:span text:style-name="T31">%</text:span></text:p>
      <text:p text:style-name="P1"><text:span text:style-name="T31">%Output Parameters</text:span></text:p>
      <text:p text:style-name="P1"><text:span text:style-name="T31">% <text:s text:c="8"/>y: actul output</text:span></text:p>
      <text:p text:style-name="P1"><text:span text:style-name="T31">%</text:span></text:p>
      <text:p text:style-name="P1"><text:span text:style-name="T31">%Input Parameters</text:span></text:p>
      <text:p text:style-name="P1"><text:span text:style-name="T31">% <text:s text:c="8"/>net: structure that includes network parameters.</text:span></text:p>
      <text:p text:style-name="P1"><text:span text:style-name="T31">% <text:s text:c="8"/>fcweights, stride, convkernelflipped, poolkernel</text:span></text:p>
      <text:p text:style-name="P1"><text:span text:style-name="T31">% <text:s text:c="8"/>outputlayerweights, fclayerstructure, numberofconvlayer</text:span></text:p>
      <text:p text:style-name="P1"><text:span text:style-name="T31">%</text:span></text:p>
      <text:p text:style-name="P1"><text:span text:style-name="T31">% Example Usage</text:span></text:p>
      <text:p text:style-name="P1"><text:span text:style-name="T31">% <text:s text:c="8"/>input=rand(3,25);</text:span></text:p>
      <text:p text:style-name="P1"><text:span text:style-name="T31">% <text:s text:c="8"/>target=rand(3,1);</text:span></text:p>
      <text:p text:style-name="P1"><text:span text:style-name="T31">% <text:s text:c="8"/>net=cdRVFLtrain(input, target, 5, [8,3])</text:span></text:p>
      <text:p text:style-name="P1"><text:span text:style-name="T31">% <text:s text:c="8"/>y=cdRVFLtest(input, net)</text:span></text:p>
      <text:p text:style-name="P1"><text:span text:style-name="T31">% <text:s text:c="7"/>% check target and y values</text:span></text:p>
      <text:p text:style-name="P1"><text:span text:style-name="T31">% %%%%%%%%%%%%%%%%%%%%%%%%%%%%%%%%%%%%%%%%%%%%%%%%%%%%%%%%%%%%%%%%</text:span></text:p>
      <text:p text:style-name="P1"><text:span text:style-name="T31">% % <text:s text:c="26"/>TEST <text:s text:c="30"/>%</text:span></text:p>
      <text:p text:style-name="P1"><text:span text:style-name="T31">% % <text:s text:c="10"/>ConvNET Random Vector Functional Link <text:s text:c="13"/>%</text:span></text:p>
      <text:p text:style-name="P1"><text:span text:style-name="T31">% % <text:s text:c="22"/>(Avaraging) <text:s text:c="27"/>%</text:span></text:p>
      <text:p text:style-name="P1"><text:span text:style-name="T31">% % <text:s text:c="17"/>Apdullah Yayik, 2019 <text:s text:c="23"/>%</text:span></text:p>
      <text:p text:style-name="P1"><text:span text:style-name="T31">% % <text:s text:c="17"/>apdullahyayik@gmail.com <text:s text:c="20"/>%</text:span></text:p>
      <text:p text:style-name="P1"><text:span text:style-name="T31">% % <text:s text:c="61"/>%</text:span></text:p>
      <text:p text:style-name="P1"><text:span text:style-name="T31">% %%%%%%%%%%%%%%%%%%%%%%%%%%%%%%%%%%%%%%%%%%%%%%%%%%%%%%%%%%%%%%%%</text:span></text:p>
      <text:p text:style-name="P1"><text:span text:style-name="T31"><text:s/></text:span></text:p>
      <text:p text:style-name="P1"><text:span text:style-name="T27">convlayerouts=input;</text:span></text:p>
      <text:p text:style-name="P1"><text:span text:style-name="T29">for</text:span><text:span text:style-name="T27"> p=1:net.numberofconvlayer-1</text:span></text:p>
      <text:p text:style-name="P1"><text:span text:style-name="T27"><text:s text:c="4"/>convlayerouts=conv2(convlayerouts, net.conv.kernelflipped, </text:span><text:span text:style-name="T34">'same'</text:span><text:span text:style-name="T27">); </text:span><text:span text:style-name="T31">% convolution</text:span></text:p>
      <text:p text:style-name="P1"><text:span text:style-name="T27"><text:s text:c="4"/>convlayerouts=trans(batchN(convlayerouts), </text:span><text:span text:style-name="T34">'ReLU'</text:span><text:span text:style-name="T27">); </text:span><text:span text:style-name="T31">% Batch Normalization &amp; ReLU</text:span></text:p>
      <text:p text:style-name="P1"><text:span text:style-name="T27"><text:s text:c="4"/>temp = conv2(convlayerouts, net.pool.kernel, </text:span><text:span text:style-name="T34">'valid'</text:span><text:span text:style-name="T27">); </text:span><text:span text:style-name="T31">% pooling</text:span></text:p>
      <text:p text:style-name="P1"><text:span text:style-name="T27"><text:s text:c="4"/>convlayerouts = temp(1:net.pool.stride:end, 1:net.pool.stride:end);</text:span></text:p>
      <text:p text:style-name="P1"><text:span text:style-name="T29">end</text:span></text:p>
      <text:p text:style-name="P1"><text:span text:style-name="T29"><text:s/></text:span></text:p>
      <text:p text:style-name="P1"><text:span text:style-name="T27">fclayerouts1=batchN(convlayerouts*net.fcweights{1,1}); </text:span><text:span text:style-name="T31">% FC, Batch Normalization &amp; softmax</text:span></text:p>
      <text:p text:style-name="P1"><text:span text:style-name="T27">fclayerouts1(:,net.dropoutlayers)=[]; </text:span><text:span text:style-name="T31">% dropout layer</text:span></text:p>
      <text:p text:style-name="P1"><text:span text:style-name="T27">fclayerouts2=trans(batchN(fclayerouts1*net.fcweights{1,2}), </text:span><text:span text:style-name="T34">'softmax'</text:span><text:span text:style-name="T27">); </text:span><text:span text:style-name="T31">% FC, Batch Normalization &amp; softmax</text:span></text:p>
      <text:p text:style-name="P1"><text:span text:style-name="T27">D=[input, fclayerouts1,fclayerouts2];</text:span></text:p>
      <text:p text:style-name="P1"><text:span text:style-name="T27">y=D*net.outputlayerweights; </text:span></text:p>
      <text:p text:style-name="P1"><text:span text:style-name="T29">end</text:span></text:p>
      <text:p text:style-name="P1"><text:span text:style-name="T29"><text:s/></text:span></text:p>
      <text:p text:style-name="P1"><text:span text:style-name="T29"><text:s/></text:span></text:p>
      <text:p text:style-name="P1"><text:span text:style-name="T29"><text:s text:c="2"/></text:span></text:p>
      <text:p text:style-name="P1"><text:span text:style-name="T29">function</text:span><text:span text:style-name="T27"> n=batchN(H)</text:span></text:p>
      <text:p text:style-name="P1"><text:span text:style-name="T31">% batchN: Batch normalization</text:span></text:p>
      <text:p text:style-name="P1"><text:span text:style-name="T31">% Toffe and Szegedy, 2015</text:span></text:p>
      <text:p text:style-name="P1"><text:span text:style-name="T31">% recomended before non-linear transfering</text:span></text:p>
      <text:p text:style-name="P1"><text:span text:style-name="T31">% <text:s text:c="12"/></text:span></text:p>
      <text:p text:style-name="P1"><text:span text:style-name="T31">% %%%%%%%%%%%%%%%%%%%%%%%%%%%%%%%%%%%%%%%%%%%%%%%%%%%%%%%%%%%%%%%%</text:span></text:p>
      <text:p text:style-name="P1"><text:span text:style-name="T31">% % <text:s text:c="61"/>%</text:span></text:p>
      <text:p text:style-name="P1"><text:span text:style-name="T31">% % <text:s text:c="17"/>Batch Normalization <text:s text:c="24"/>%</text:span></text:p>
      <text:p text:style-name="P1"><text:span text:style-name="T31">% % <text:s text:c="61"/>%</text:span></text:p>
      <text:p text:style-name="P1"><text:span text:style-name="T31">% % <text:s text:c="17"/>Apdullah Yayik, 2019 <text:s text:c="23"/>%</text:span></text:p>
      <text:p text:style-name="P1"><text:span text:style-name="T31">% % <text:s text:c="17"/>apdullahyayik@gmail.com <text:s text:c="20"/>%</text:span></text:p>
      <text:p text:style-name="P1"><text:span text:style-name="T31">% % <text:s text:c="61"/>%</text:span></text:p>
      <text:p text:style-name="P1"><text:span text:style-name="T31">% %%%%%%%%%%%%%%%%%%%%%%%%%%%%%%%%%%%%%%%%%%%%%%%%%%%%%%%%%%%%%%%%</text:span></text:p>
      <text:p text:style-name="P1"><text:span text:style-name="T31"><text:s/></text:span></text:p>
      <text:p text:style-name="P1"><text:span text:style-name="T27">n=(H-mean(H,2))./std(H,0,2);</text:span></text:p>
      <text:p text:style-name="P1"><text:span text:style-name="T29">end</text:span></text:p>
      <text:p text:style-name="P1"><text:span text:style-name="T29"/></text:p>
      <text:p text:style-name="P1"><text:span text:style-name="T29"/></text:p>
      <text:p text:style-name="P1"><text:span text:style-name="T29">function</text:span><text:span text:style-name="T27"> Y=trans(x, funct)</text:span></text:p>
      <text:p text:style-name="P1"><text:span text:style-name="T31">%AKTIVASYONFONK: Aktivasyon fonksiyonlar?n? ve türevlerini hesaplar.</text:span></text:p>
      <text:p text:style-name="P1"><text:span text:style-name="T31">% e?er durum:=1--&gt; ileri besleme</text:span></text:p>
      <text:p text:style-name="P1"><text:soft-page-break/><text:span text:style-name="T31">% Y: katman ç?k??, x: giri? ve a??rl?k iç çarp?m?</text:span></text:p>
      <text:p text:style-name="P1"><text:span text:style-name="T31">% e?er durum:=0--&gt; türev (yerel gradient)</text:span></text:p>
      <text:p text:style-name="P1"><text:span text:style-name="T31">% Y: yerel gradient, x: katman ç?k?? de?eri</text:span></text:p>
      <text:p text:style-name="P1"><text:span text:style-name="T31">%</text:span></text:p>
      <text:p text:style-name="P1"><text:span text:style-name="T31">%</text:span></text:p>
      <text:p text:style-name="P1"><text:span text:style-name="T31">%%%%%%%%%%%%%%%%%%%%%%%%%%%%%%%%%%%%%%%%%%%%%%%%%</text:span></text:p>
      <text:p text:style-name="P1"><text:span text:style-name="T31">% % <text:s text:c="45"/>%</text:span></text:p>
      <text:p text:style-name="P1"><text:span text:style-name="T31">% % <text:s text:c="17"/>AKTIVASYONFONK <text:s text:c="13"/>%</text:span></text:p>
      <text:p text:style-name="P1"><text:span text:style-name="T31">% % <text:s text:c="17"/>Apdullah Yay?k, 2016 <text:s text:c="7"/>%</text:span></text:p>
      <text:p text:style-name="P1"><text:span text:style-name="T31">% % <text:s text:c="45"/>%</text:span></text:p>
      <text:p text:style-name="P1"><text:span text:style-name="T31">%%%%%%%%%%%%%%%%%%%%%%%%%%%%%%%%%%%%%%%%%%%%%%%%%</text:span></text:p>
      <text:p text:style-name="P1"><text:span text:style-name="T31"><text:s/></text:span></text:p>
      <text:p text:style-name="P1"><text:span text:style-name="T31"><text:s/></text:span></text:p>
      <text:p text:style-name="P1"><text:span text:style-name="T31">% switch durum</text:span></text:p>
      <text:p text:style-name="P1"><text:span text:style-name="T31">% <text:s text:c="4"/>case 1</text:span></text:p>
      <text:p text:style-name="P1"><text:span text:style-name="T27"><text:s text:c="8"/></text:span><text:span text:style-name="T29">switch</text:span><text:span text:style-name="T27"> funct</text:span></text:p>
      <text:p text:style-name="P1"><text:span text:style-name="T27"><text:s text:c="12"/></text:span><text:span text:style-name="T29">case</text:span><text:span text:style-name="T27"> </text:span><text:span text:style-name="T34">'sigmoid'</text:span></text:p>
      <text:p text:style-name="P1"><text:span text:style-name="T27"><text:s text:c="16"/>Y=sigm(x);</text:span></text:p>
      <text:p text:style-name="P1"><text:span text:style-name="T27"><text:s text:c="12"/></text:span><text:span text:style-name="T29">case</text:span><text:span text:style-name="T27"> </text:span><text:span text:style-name="T34">'tangentH'</text:span></text:p>
      <text:p text:style-name="P1"><text:span text:style-name="T27"><text:s text:c="16"/>Y=tanh(x);</text:span></text:p>
      <text:p text:style-name="P1"><text:span text:style-name="T27"><text:s text:c="12"/></text:span><text:span text:style-name="T29">case</text:span><text:span text:style-name="T27"> </text:span><text:span text:style-name="T34">'tangentH_opt'</text:span></text:p>
      <text:p text:style-name="P1"><text:span text:style-name="T27"><text:s text:c="16"/>Y=tanhopt(x);</text:span></text:p>
      <text:p text:style-name="P1"><text:span text:style-name="T27"><text:s text:c="12"/></text:span><text:span text:style-name="T29">case</text:span><text:span text:style-name="T27"> </text:span><text:span text:style-name="T34">'ReLU'</text:span></text:p>
      <text:p text:style-name="P1"><text:span text:style-name="T27"><text:s text:c="16"/>Y=relu(x);</text:span></text:p>
      <text:p text:style-name="P1"><text:span text:style-name="T27"><text:s text:c="12"/></text:span><text:span text:style-name="T29">case</text:span><text:span text:style-name="T27"> </text:span><text:span text:style-name="T34">'softmax'</text:span></text:p>
      <text:p text:style-name="P1"><text:span text:style-name="T27"><text:s text:c="16"/>Y=softmax(x);</text:span></text:p>
      <text:p text:style-name="P1"><text:span text:style-name="T27"><text:s text:c="12"/></text:span><text:span text:style-name="T29">case</text:span><text:span text:style-name="T27"> </text:span><text:span text:style-name="T34">'linear'</text:span></text:p>
      <text:p text:style-name="P1"><text:span text:style-name="T27"><text:s text:c="16"/>Y=x;</text:span></text:p>
      <text:p text:style-name="P1"><text:span text:style-name="T27"><text:s text:c="8"/></text:span><text:span text:style-name="T29">end</text:span></text:p>
      <text:p text:style-name="P1"><text:span text:style-name="T31">% <text:s text:c="4"/>case 0</text:span></text:p>
      <text:p text:style-name="P1"><text:span text:style-name="T31">% <text:s text:c="8"/>switch aktivasyon</text:span></text:p>
      <text:p text:style-name="P1"><text:span text:style-name="T31">% <text:s text:c="12"/>case 'sigmoid'</text:span></text:p>
      <text:p text:style-name="P1"><text:span text:style-name="T31">% <text:s text:c="16"/>Y=x.*(1-x);</text:span></text:p>
      <text:p text:style-name="P1"><text:span text:style-name="T31">% <text:s text:c="12"/>case 'tangentH'</text:span></text:p>
      <text:p text:style-name="P1"><text:span text:style-name="T31">% <text:s text:c="16"/>Y=1-(x.^2);</text:span></text:p>
      <text:p text:style-name="P1"><text:span text:style-name="T31">% <text:s text:c="12"/>case 'tangentH_opt'</text:span></text:p>
      <text:p text:style-name="P1"><text:span text:style-name="T31">% <text:s text:c="16"/>Y = 1.7159 * 2/3 * (1 - 1/(1.7159)^2 * x.^2); %LeChun,1998</text:span></text:p>
      <text:p text:style-name="P1"><text:span text:style-name="T31">% <text:s text:c="12"/>case 'ReLU'</text:span></text:p>
      <text:p text:style-name="P1"><text:span text:style-name="T31">% <text:s text:c="16"/>Y =1. * (x &gt; 0);</text:span></text:p>
      <text:p text:style-name="P1"><text:span text:style-name="T31">% <text:s text:c="12"/>case 'linear'</text:span></text:p>
      <text:p text:style-name="P1"><text:span text:style-name="T31">% <text:s text:c="16"/>Y=1;</text:span></text:p>
      <text:p text:style-name="P1"><text:span text:style-name="T31">% <text:s text:c="8"/>end</text:span></text:p>
      <text:p text:style-name="P1"><text:span text:style-name="T31">% end</text:span></text:p>
      <text:p text:style-name="P1"><text:span text:style-name="T31"><text:s/></text:span></text:p>
      <text:p text:style-name="P1"><text:span text:style-name="T29">function</text:span><text:span text:style-name="T27"> Y = sigm(x)</text:span></text:p>
      <text:p text:style-name="P1"><text:span text:style-name="T27">Y = 1./(1+exp(-x));</text:span></text:p>
      <text:p text:style-name="P1"><text:span text:style-name="T27"><text:s/></text:span></text:p>
      <text:p text:style-name="P1"><text:span text:style-name="T29">function</text:span><text:span text:style-name="T27"> Y=relu(x)</text:span></text:p>
      <text:p text:style-name="P1"><text:span text:style-name="T27">Y=x .* (x &gt; 0);</text:span></text:p>
      <text:p text:style-name="P1"><text:span text:style-name="T27"><text:s/></text:span></text:p>
      <text:p text:style-name="P1"><text:span text:style-name="T29">function</text:span><text:span text:style-name="T27"> Y=tanhopt(x)</text:span></text:p>
      <text:p text:style-name="P1"><text:span text:style-name="T27">Y=1.7159*tanh(2/3.*x);</text:span></text:p>
      <text:p text:style-name="P1"><text:span text:style-name="T27"><text:s/></text:span></text:p>
      <text:p text:style-name="P1"><text:span text:style-name="T31">% tanh Matlab kütüphanede mevcut</text:span></text:p>
      <text:p text:style-name="P1"><text:span text:style-name="T31">% function Y=tanh(x)</text:span></text:p>
      <text:p text:style-name="P1"><text:span text:style-name="T31">% Y=(exp(x)-exp(-x))./(exp(x)+exp(-x));</text:span></text:p>
      <text:p text:style-name="P1"><text:span text:style-name="T31"><text:s/></text:span></text:p>
      <text:p text:style-name="P1"><text:span text:style-name="T29">function</text:span><text:span text:style-name="T27"> Y=softmax(x)</text:span></text:p>
      <text:p text:style-name="P1"><text:span text:style-name="T27">shiftx = x - max(x);</text:span></text:p>
      <text:p text:style-name="P1"><text:span text:style-name="T27">exps = exp(shiftx);</text:span></text:p>
      <text:p text:style-name="P1"><text:span text:style-name="T27">Y=(exps)./sum(exps);</text:span></text:p>
      <text:p text:style-name="P1"><text:span text:style-name="T27"><text:s/></text:span></text:p>
      <text:p text:style-name="P1"><text:span text:style-name="T31">% Y=(exp(x - max(x)))./sum(exp(x - max(x)));</text:span></text:p>
      <text:p text:style-name="P1"><text:span text:style-name="T29"/></text:p>
      <text:p text:style-name="P1"><text:span text:style-name="T29"><text:s/></text:span></text:p>
      <text:p text:style-name="P1"><text:span text:style-name="T29"><text:s/></text:span></text:p>
      <text:p text:style-name="P1"><text:soft-page-break/><text:span text:style-name="T2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MBX6" svg:font-family="CMBX6" style:font-family-generic="roman" style:font-pitch="variable"/>
    <style:font-face style:name="CMBX8" svg:font-family="CMBX8" style:font-family-generic="roman" style:font-pitch="variable"/>
    <style:font-face style:name="CMMI6" svg:font-family="CMMI6" style:font-family-generic="roman" style:font-pitch="variable"/>
    <style:font-face style:name="CMMI8" svg:font-family="CMMI8" style:font-family-generic="roman" style:font-pitch="variable"/>
    <style:font-face style:name="CMMIB6" svg:font-family="CMMIB6" style:font-family-generic="roman" style:font-pitch="variable"/>
    <style:font-face style:name="CMR8" svg:font-family="CMR8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0" draw:display-name="Hatching 10" draw:style="single" draw:color="#3465a4" draw:distance="0.0043in" draw:rotation="0"/>
    <draw:hatch draw:name="Hatching_20_11" draw:display-name="Hatching 11" draw:style="single" draw:color="#3465a4" draw:distance="0.0043in" draw:rotation="0"/>
    <draw:hatch draw:name="Hatching_20_12" draw:display-name="Hatching 12" draw:style="single" draw:color="#3465a4" draw:distance="0.0043in" draw:rotation="0"/>
    <draw:hatch draw:name="Hatching_20_13" draw:display-name="Hatching 13" draw:style="single" draw:color="#3465a4" draw:distance="0.0043in" draw:rotation="0"/>
    <draw:hatch draw:name="Hatching_20_14" draw:display-name="Hatching 14" draw:style="single" draw:color="#3465a4" draw:distance="0.0043in" draw:rotation="0"/>
    <draw:hatch draw:name="Hatching_20_15" draw:display-name="Hatching 15" draw:style="single" draw:color="#3465a4" draw:distance="0.0043in" draw:rotation="0"/>
    <draw:hatch draw:name="Hatching_20_16" draw:display-name="Hatching 16" draw:style="single" draw:color="#3465a4" draw:distance="0.0043in" draw:rotation="0"/>
    <draw:hatch draw:name="Hatching_20_17" draw:display-name="Hatching 17" draw:style="single" draw:color="#3465a4" draw:distance="0.0043in" draw:rotation="0"/>
    <draw:hatch draw:name="Hatching_20_18" draw:display-name="Hatching 18" draw:style="single" draw:color="#3465a4" draw:distance="0.0043in" draw:rotation="0"/>
    <draw:hatch draw:name="Hatching_20_19" draw:display-name="Hatching 19" draw:style="single" draw:color="#3465a4" draw:distance="0.0043in" draw:rotation="0"/>
    <draw:hatch draw:name="Hatching_20_2" draw:display-name="Hatching 2" draw:style="single" draw:color="#3465a4" draw:distance="0.0043in" draw:rotation="0"/>
    <draw:hatch draw:name="Hatching_20_20" draw:display-name="Hatching 20" draw:style="single" draw:color="#3465a4" draw:distance="0.0043in" draw:rotation="0"/>
    <draw:hatch draw:name="Hatching_20_21" draw:display-name="Hatching 21" draw:style="single" draw:color="#3465a4" draw:distance="0.0043in" draw:rotation="0"/>
    <draw:hatch draw:name="Hatching_20_22" draw:display-name="Hatching 22" draw:style="single" draw:color="#3465a4" draw:distance="0.0043in" draw:rotation="0"/>
    <draw:hatch draw:name="Hatching_20_23" draw:display-name="Hatching 23" draw:style="single" draw:color="#3465a4" draw:distance="0.0043in" draw:rotation="0"/>
    <draw:hatch draw:name="Hatching_20_24" draw:display-name="Hatching 24" draw:style="single" draw:color="#3465a4" draw:distance="0.0043in" draw:rotation="0"/>
    <draw:hatch draw:name="Hatching_20_25" draw:display-name="Hatching 25" draw:style="single" draw:color="#3465a4" draw:distance="0.0043in" draw:rotation="0"/>
    <draw:hatch draw:name="Hatching_20_26" draw:display-name="Hatching 26" draw:style="single" draw:color="#3465a4" draw:distance="0.0043in" draw:rotation="0"/>
    <draw:hatch draw:name="Hatching_20_27" draw:display-name="Hatching 27" draw:style="single" draw:color="#3465a4" draw:distance="0.0043in" draw:rotation="0"/>
    <draw:hatch draw:name="Hatching_20_28" draw:display-name="Hatching 28" draw:style="single" draw:color="#3465a4" draw:distance="0.0043in" draw:rotation="0"/>
    <draw:hatch draw:name="Hatching_20_29" draw:display-name="Hatching 29" draw:style="single" draw:color="#3465a4" draw:distance="0.0043in" draw:rotation="0"/>
    <draw:hatch draw:name="Hatching_20_3" draw:display-name="Hatching 3" draw:style="single" draw:color="#3465a4" draw:distance="0.0043in" draw:rotation="0"/>
    <draw:hatch draw:name="Hatching_20_30" draw:display-name="Hatching 30" draw:style="single" draw:color="#3465a4" draw:distance="0.0043in" draw:rotation="0"/>
    <draw:hatch draw:name="Hatching_20_31" draw:display-name="Hatching 31" draw:style="single" draw:color="#3465a4" draw:distance="0.0043in" draw:rotation="0"/>
    <draw:hatch draw:name="Hatching_20_32" draw:display-name="Hatching 32" draw:style="single" draw:color="#3465a4" draw:distance="0.0043in" draw:rotation="0"/>
    <draw:hatch draw:name="Hatching_20_33" draw:display-name="Hatching 33" draw:style="single" draw:color="#3465a4" draw:distance="0.0043in" draw:rotation="0"/>
    <draw:hatch draw:name="Hatching_20_34" draw:display-name="Hatching 34" draw:style="single" draw:color="#3465a4" draw:distance="0.0043in" draw:rotation="0"/>
    <draw:hatch draw:name="Hatching_20_35" draw:display-name="Hatching 35" draw:style="single" draw:color="#3465a4" draw:distance="0.0043in" draw:rotation="0"/>
    <draw:hatch draw:name="Hatching_20_36" draw:display-name="Hatching 36" draw:style="single" draw:color="#3465a4" draw:distance="0.0043in" draw:rotation="0"/>
    <draw:hatch draw:name="Hatching_20_37" draw:display-name="Hatching 37" draw:style="single" draw:color="#3465a4" draw:distance="0.0043in" draw:rotation="0"/>
    <draw:hatch draw:name="Hatching_20_38" draw:display-name="Hatching 38" draw:style="single" draw:color="#3465a4" draw:distance="0.0043in" draw:rotation="0"/>
    <draw:hatch draw:name="Hatching_20_39" draw:display-name="Hatching 39" draw:style="single" draw:color="#3465a4" draw:distance="0.0043in" draw:rotation="0"/>
    <draw:hatch draw:name="Hatching_20_4" draw:display-name="Hatching 4" draw:style="single" draw:color="#3465a4" draw:distance="0.0043in" draw:rotation="0"/>
    <draw:hatch draw:name="Hatching_20_40" draw:display-name="Hatching 40" draw:style="single" draw:color="#3465a4" draw:distance="0.0043in" draw:rotation="0"/>
    <draw:hatch draw:name="Hatching_20_5" draw:display-name="Hatching 5" draw:style="single" draw:color="#3465a4" draw:distance="0.0043in" draw:rotation="0"/>
    <draw:hatch draw:name="Hatching_20_6" draw:display-name="Hatching 6" draw:style="single" draw:color="#3465a4" draw:distance="0.0043in" draw:rotation="0"/>
    <draw:hatch draw:name="Hatching_20_7" draw:display-name="Hatching 7" draw:style="single" draw:color="#3465a4" draw:distance="0.0043in" draw:rotation="0"/>
    <draw:hatch draw:name="Hatching_20_8" draw:display-name="Hatching 8" draw:style="single" draw:color="#3465a4" draw:distance="0.0043in" draw:rotation="0"/>
    <draw:hatch draw:name="Hatching_20_9" draw:display-name="Hatching 9" draw:style="single" draw:color="#3465a4" draw:distance="0.0043in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12%" draw:distance="112%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0:28:43.330000000</meta:creation-date>
    <dc:date>2019-07-21T21:08:31.242000000</dc:date>
    <meta:editing-duration>PT24M52S</meta:editing-duration>
    <meta:editing-cycles>12</meta:editing-cycles>
    <meta:generator>LibreOffice/5.4.7.2$Windows_X86_64 LibreOffice_project/c838ef25c16710f8838b1faec480ebba495259d0</meta:generator>
    <meta:document-statistic meta:table-count="0" meta:image-count="0" meta:object-count="0" meta:page-count="5" meta:paragraph-count="188" meta:word-count="660" meta:character-count="7334" meta:non-whitespace-character-count="5195"/>
  </office:meta>
</office:document-meta>
</file>